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3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" style:family="table-cell" style:parent-style-name="Default"/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8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'full DB'.E109:'full DB'.E109">
            <calcext:condition calcext:apply-style-name="Good" calcext:value="begins-with(&quot;Y&quot;)" calcext:base-cell-address="'full DB'.E109"/>
          </calcext:conditional-format>
          <calcext:conditional-format calcext:target-range-address="'full DB'.C2:'full DB'.E109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</calcext:conditional-formats>
      </table:table>
      <table:table table:name="solvent f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3.9,3.3,5.4,5.2,3.3,5.2,5.4,5.2,5.4,5.4,3.9,5.3</text:p>
          </table:table-cell>
          <table:table-cell office:value-type="string" calcext:value-type="string">
            <text:p>2.6,2.6,5.6,5.6,2.6,5.6,5.6,5.4,5.6,5.6,2.6,5.6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3,1.2,1.2,1.2,1.2,1.2</text:p>
          </table:table-cell>
          <table:table-cell office:value-type="string" calcext:value-type="string">
            <text:p>2.6,2.6,2.6,2.6,2.6,2.6,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1.2,1.2,1.2,1.2,1.2,1.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 5.3, 4.1, 5.3, 4.1, 5.3</text:p>
          </table:table-cell>
          <table:table-cell office:value-type="string" calcext:value-type="string">
            <text:p>5.5, 5.6, 4.4, 5.6, 4.4, 5.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5,5.6,5.5,5.5,5.6,5.6,5.5,5.6</text:p>
          </table:table-cell>
          <table:table-cell office:value-type="string" calcext:value-type="string">
            <text:p>5.7,3.5,5.4,5.7,3.3,3.6,5.7,3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8,4.7,4.7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,-0.8</text:p>
          </table:table-cell>
          <table:table-cell office:value-type="string" calcext:value-type="string">
            <text:p>1.99,-0.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5,3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6:07:22.436327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3-25T17:30:30.333271351</dc:date>
    <meta:editing-duration>P4DT2H30M31S</meta:editing-duration>
    <meta:editing-cycles>284</meta:editing-cycles>
    <meta:document-statistic meta:table-count="2" meta:cell-count="838" meta:object-count="0"/>
  </office:meta>
</office:document-meta>
</file>